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03b2" officeooo:paragraph-rsid="001403b2"/>
    </style:style>
    <style:style style:name="P2" style:family="paragraph" style:parent-style-name="Text_20_body">
      <style:text-properties officeooo:rsid="001403b2" officeooo:paragraph-rsid="001403b2"/>
    </style:style>
    <style:style style:name="P3" style:family="paragraph" style:parent-style-name="Heading_20_1">
      <style:paragraph-properties fo:text-align="center" style:justify-single-word="false"/>
    </style:style>
    <style:style style:name="T1" style:family="text">
      <style:text-properties officeooo:rsid="0015f0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dia <text:span text:style-name="T1">again</text:span></text:h>
      <text:p text:style-name="P1"/>
      <text:p text:style-name="P2">(off work / work ???)</text:p>
      <text:p text:style-name="Text_20_body">January 2025</text:p>
      <text:p text:style-name="Text_20_body">New Delhi</text:p>
      <text:p text:style-name="Text_20_body">North India</text:p>
      <text:p text:style-name="Text_20_body">Chennai</text:p>
      <text:p text:style-name="Text_20_body">Auroville</text:p>
      <text:p text:style-name="Text_20_body">Now we are in Auroville, one of it's promises to build a town, where money wouldn't exist. We are going to investigate how it turned out to become. </text:p>
      <text:p text:style-name="P2"/>
      <text:p text:style-name="P2">May 2025</text:p>
      <text:p text:style-name="Text_20_body">We are here at the XYZ farm </text:p>
      <text:p text:style-name="Text_20_body"/>
      <text:p text:style-name="Text_20_body">"What out. Don't move." suddenly said Veronika to the videographer. "There is a snake behind you. DON'T MOVE."</text:p>
      <text:p text:style-name="Text_20_body"/>
      <text:p text:style-name="Text_20_body">She picked a stick from the ground and tried to scare the snake away. And some other snake might have crawled away, not viper though. It jumed to attack Veronika and bit her into the left leg. </text:p>
      <text:p text:style-name="Text_20_body"/>
      <text:p text:style-name="Text_20_body">viper bit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6-01-09T11:55:42.763602968</dc:date>
    <meta:editing-duration>PT1M55S</meta:editing-duration>
    <meta:editing-cycles>6</meta:editing-cycles>
    <meta:generator>LibreOffice/24.2.7.2$Linux_X86_64 LibreOffice_project/420$Build-2</meta:generator>
    <meta:document-statistic meta:table-count="0" meta:image-count="0" meta:object-count="0" meta:page-count="1" meta:paragraph-count="13" meta:word-count="109" meta:character-count="577" meta:non-whitespace-character-count="478"/>
  </office:meta>
</office:document-meta>
</file>